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PURE MURILLO EUDOCIA ROCIO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CAÑETE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9/10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PURE MURILLO, EUDOCIA ROCIO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2</text:p>
          </table:table-cell>
        </table:table-row>
        <table:table-row>
          <table:table-cell table:style-name="Tabla1.A2" office:value-type="float" office:value="0">
            <text:p text:style-name="P1">POLLO FR. NEGRO:</text:p>
          </table:table-cell>
          <table:table-cell table:style-name="Tabla1.B2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ECONOFLETE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20/10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0-19T17:35:00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